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1cf" officeooo:paragraph-rsid="0001e1cf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1e1cf" officeooo:paragraph-rsid="0001e1c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23638" officeooo:paragraph-rsid="00023638"/>
    </style:style>
    <style:style style:name="P7" style:family="paragraph" style:parent-style-name="Text_20_body">
      <style:text-properties officeooo:rsid="00023638" officeooo:paragraph-rsid="00023638"/>
    </style:style>
    <style:style style:name="P8" style:family="paragraph" style:parent-style-name="Standard">
      <style:text-properties officeooo:rsid="00041497" officeooo:paragraph-rsid="00041497"/>
    </style:style>
    <style:style style:name="P9" style:family="paragraph" style:parent-style-name="Standard">
      <style:text-properties officeooo:paragraph-rsid="00041497"/>
    </style:style>
    <style:style style:name="P10" style:family="paragraph" style:parent-style-name="Standard">
      <style:text-properties officeooo:rsid="0001e1cf" officeooo:paragraph-rsid="0001e1cf"/>
    </style:style>
    <style:style style:name="P11" style:family="paragraph" style:parent-style-name="Standard">
      <style:text-properties fo:color="#c9211e" loext:opacity="100%" officeooo:rsid="000705c0" officeooo:paragraph-rsid="000705c0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16" style:family="paragraph" style:parent-style-name="Text_20_body" style:list-style-name="L2">
      <style:text-properties fo:font-style="italic" style:font-style-asian="italic" style:font-style-complex="italic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18" style:family="paragraph" style:parent-style-name="Text_20_body" style:list-style-name="L3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1497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officeooo:rsid="000563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4</text:p>
      <text:p text:style-name="P1"/>
      <text:p text:style-name="P1">étape n°2 : </text:p>
      <text:p text:style-name="P1"/>
      <text:p text:style-name="P11">résumé : front-end = reactjs / back-end = node.js / base de données = SQL</text:p>
      <text:p text:style-name="P1"/>
      <text:p text:style-name="P1">1/ Nous allons avoir besoin d’une API/base de données pour y stocker les menus car : </text:p>
      <text:p text:style-name="P1"/>
      <text:p text:style-name="P1">- il faut pourvoir exporter vers deliveroo et partager vers instagram les menus.</text:p>
      <text:p text:style-name="P1">- il faut aussi pouvoir modifier le menu une fois celui-ci crée.</text:p>
      <text:p text:style-name="P1"/>
      <text:p text:style-name="P6">On va choisir node.js pour la <text:s/>partie back-end </text:p>
      <text:p text:style-name="P6"/>
      <text:p text:style-name="P7">Node.js est capable de traiter plusieurs événements et fonctions en parallèle.</text:p>
      <text:list text:style-name="L1">
        <text:list-item>
          <text:p text:style-name="P13">Permet d’établir une connexion client-serveur en temps réel.</text:p>
        </text:list-item>
        <text:list-item>
          <text:p text:style-name="P13">Agilité : idéal pour développer tout type de solution personnalisée.  </text:p>
        </text:list-item>
        <text:list-item>
          <text:p text:style-name="P13">Utilise JavaScript, de sorte qu’un seul langage est appliqué à l’ensemble de l’application, y compris le frontend et le backend, ce qui rend les opérations de code plus pratiques.</text:p>
        </text:list-item>
        <text:list-item>
          <text:p text:style-name="P13">Les appels de service sont beaucoup plus légers que les appels PHP.</text:p>
        </text:list-item>
        <text:list-item>
          <text:p text:style-name="P13">La simplicité de travailler avec JSON.</text:p>
        </text:list-item>
        <text:list-item>
          <text:p text:style-name="P12">Évolutivité : grâce à l’architecture de microservices (ou conteneurisation), l’évolutivité du système peut être facilement atteinte.</text:p>
        </text:list-item>
      </text:list>
      <text:p text:style-name="P6"/>
      <text:p text:style-name="P1"/>
      <text:p text:style-name="P1">2/ On va choisir React.js pour la partie front-end.</text:p>
      <text:p text:style-name="P1"/>
      <text:p text:style-name="P2">Les avantages et inconvénients de Reacts.js</text:p>
      <text:p text:style-name="P3"/>
      <text:list text:style-name="L2">
        <text:list-item>
          <text:p text:style-name="P15">Malgré cela, React est centré sur JavaScript en encapsulant le HTML dans JS. Angular est plus centré sur HTML, qui est moins robuste </text:p>
        </text:list-item>
        <text:list-item>
          <text:p text:style-name="P14"><text:span text:style-name="T1">Flexibilité et </text:span><text:span text:style-name="Emphasis"><text:span text:style-name="T1">responsiveness </text:span></text:span><text:span text:style-name="T1">(intégration très rapide pour mobile via React Native) </text:span></text:p>
        </text:list-item>
        <text:list-item>
          <text:p text:style-name="P15">Une véritable boîte à outils offrant un très large choix aux développeurs </text:p>
        </text:list-item>
        <text:list-item>
          <text:p text:style-name="P15">100% Open Source, beaucoup d’améliorations et de contributions régulières de la communauté des développeurs </text:p>
        </text:list-item>
        <text:list-item>
          <text:p text:style-name="P16">Réduction du nombre d’opérations sur le DOM (Document Object Model), optimisation et accélération du processus de mises à jour (très utile pour les grosses bases de données) </text:p>
        </text:list-item>
      </text:list>
      <text:p text:style-name="P4"> Inconvénients de React</text:p>
      <text:list text:style-name="L3">
        <text:list-item>
          <text:p text:style-name="P17">Très peu de documentation officielle </text:p>
        </text:list-item>
        <text:list-item>
          <text:p text:style-name="P17">Pas de moteur pour injection de dépendances </text:p>
        </text:list-item>
        <text:list-item>
          <text:p text:style-name="P18">Malgré la légèreté de la syntaxe, React requiert une connaissance approfondie pour intégrer l’interface utilisateur au framework MVC. 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/>
      <text:p text:style-name="P1">3/ Nous allons avoir besoin d’une base de données pour les mêmes raisons.</text:p>
      <text:p text:style-name="P1"/>
      <text:p text:style-name="P8">On va utiliser un langage SQL car :</text:p>
      <text:p text:style-name="P8"/>
      <text:p text:style-name="P8">- nous avons besoin d’enrfegistrer des données structurés.</text:p>
      <text:p text:style-name="P9"><text:span text:style-name="T2">-</text:span><text:span text:style-name="T3">Le SQL est à privilégier lorsque les données sont structurées et que leurs relations sont fondamentales.</text:span> <text:span text:style-name="T4">Si les bases de données sont complexes, ce système est principalement choisi. </text:span></text:p>
      <text:p text:style-name="P8"><text:span text:style-name="T5">(</text:span>- nom + images + prix + ingrédient (contenu du plat)<text:span text:style-name="T5">).</text:span></text:p>
      <text:p text:style-name="P1"/>
      <text:p text:style-name="P1">4/ Figma pour les maquettes, ce logiciel peut-être gratuit et est collaboratif, la prise en main est facile et il est pas long à téléchar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09:23:41.199000000</meta:creation-date>
    <dc:date>2023-04-20T18:06:22.440000000</dc:date>
    <meta:editing-duration>PT2H5M56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1" meta:word-count="403" meta:character-count="2458" meta:non-whitespace-character-count="2084"/>
  </office:meta>
</office:document-meta>
</file>